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Normal" style:data-style-name="N8100"/>
    <style:style style:name="ce3" style:family="table-cell" style:parent-style-name="Excel_20_Built-in_20_Normal" style:data-style-name="N8100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Excel_20_Built-in_20_Normal" style:data-style-name="N810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>
            <text:p>INVOICE_NO</text:p>
          </table:table-cell>
          <table:table-cell table:style-name="ce3" office:value-type="string">
            <text:p>PO_NO</text:p>
          </table:table-cell>
          <table:table-cell table:style-name="ce1" office:value-type="string">
            <text:p>ITEM_NO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UNIT_PRICE</text:p>
          </table:table-cell>
          <table:table-cell table:style-name="ce1" office:value-type="string">
            <text:p>AMOUNT</text:p>
          </table:table-cell>
          <table:table-cell table:style-name="ce4" table:number-columns-repeated="20"/>
          <table:table-cell table:number-columns-repeated="998"/>
        </table:table-row>
        <table:table-row table:style-name="ro2">
          <table:table-cell office:value-type="string">
            <text:p>908256155</text:p>
          </table:table-cell>
          <table:table-cell office:value-type="string">
            <text:p>1249443001</text:p>
          </table:table-cell>
          <table:table-cell office:value-type="string">
            <text:p>100580111</text:p>
          </table:table-cell>
          <table:table-cell office:value-type="string">
            <text:p>15000</text:p>
          </table:table-cell>
          <table:table-cell office:value-type="string">
            <text:p>0.000350000</text:p>
          </table:table-cell>
          <table:table-cell office:value-type="string">
            <text:p>5.25</text:p>
          </table:table-cell>
          <table:table-cell table:number-columns-repeated="1018"/>
        </table:table-row>
        <table:table-row table:style-name="ro2">
          <table:table-cell office:value-type="string">
            <text:p>908256155</text:p>
          </table:table-cell>
          <table:table-cell office:value-type="string">
            <text:p>1249443002</text:p>
          </table:table-cell>
          <table:table-cell office:value-type="string">
            <text:p>100580111</text:p>
          </table:table-cell>
          <table:table-cell office:value-type="string">
            <text:p>15000</text:p>
          </table:table-cell>
          <table:table-cell office:value-type="string">
            <text:p>0.000350000</text:p>
          </table:table-cell>
          <table:table-cell office:value-type="string">
            <text:p>5.25</text:p>
          </table:table-cell>
          <table:table-cell table:number-columns-repeated="1018"/>
        </table:table-row>
        <table:table-row table:style-name="ro2">
          <table:table-cell office:value-type="string">
            <text:p>908256155</text:p>
          </table:table-cell>
          <table:table-cell office:value-type="string">
            <text:p>1251697015</text:p>
          </table:table-cell>
          <table:table-cell office:value-type="string">
            <text:p>120895881</text:p>
          </table:table-cell>
          <table:table-cell office:value-type="string">
            <text:p>10000</text:p>
          </table:table-cell>
          <table:table-cell office:value-type="string">
            <text:p>0.001000000</text:p>
          </table:table-cell>
          <table:table-cell office:value-type="string">
            <text:p>10.00</text:p>
          </table:table-cell>
          <table:table-cell table:number-columns-repeated="1018"/>
        </table:table-row>
        <table:table-row table:style-name="ro2">
          <table:table-cell office:value-type="string">
            <text:p>908256155</text:p>
          </table:table-cell>
          <table:table-cell office:value-type="string">
            <text:p>1249443031</text:p>
          </table:table-cell>
          <table:table-cell office:value-type="string">
            <text:p>124068191</text:p>
          </table:table-cell>
          <table:table-cell office:value-type="string">
            <text:p>60000</text:p>
          </table:table-cell>
          <table:table-cell office:value-type="string">
            <text:p>0.000350000</text:p>
          </table:table-cell>
          <table:table-cell office:value-type="string">
            <text:p>21.00</text:p>
          </table:table-cell>
          <table:table-cell table:number-columns-repeated="1018"/>
        </table:table-row>
        <table:table-row table:style-name="ro2">
          <table:table-cell office:value-type="string">
            <text:p>908256155</text:p>
          </table:table-cell>
          <table:table-cell office:value-type="string">
            <text:p>1249539002</text:p>
          </table:table-cell>
          <table:table-cell office:value-type="string">
            <text:p>124068191</text:p>
          </table:table-cell>
          <table:table-cell office:value-type="string">
            <text:p>120000</text:p>
          </table:table-cell>
          <table:table-cell office:value-type="string">
            <text:p>0.000350000</text:p>
          </table:table-cell>
          <table:table-cell office:value-type="string">
            <text:p>42.00</text:p>
          </table:table-cell>
          <table:table-cell table:number-columns-repeated="1018"/>
        </table:table-row>
        <table:table-row table:style-name="ro2">
          <table:table-cell office:value-type="string">
            <text:p>908256155</text:p>
          </table:table-cell>
          <table:table-cell office:value-type="string">
            <text:p>1249980037</text:p>
          </table:table-cell>
          <table:table-cell office:value-type="string">
            <text:p>124068191</text:p>
          </table:table-cell>
          <table:table-cell office:value-type="string">
            <text:p>90000</text:p>
          </table:table-cell>
          <table:table-cell office:value-type="string">
            <text:p>0.000350000</text:p>
          </table:table-cell>
          <table:table-cell office:value-type="string">
            <text:p>31.50</text:p>
          </table:table-cell>
          <table:table-cell table:number-columns-repeated="1018"/>
        </table:table-row>
        <table:table-row table:style-name="ro2">
          <table:table-cell office:value-type="string">
            <text:p>908256155</text:p>
          </table:table-cell>
          <table:table-cell office:value-type="string">
            <text:p>1250075004</text:p>
          </table:table-cell>
          <table:table-cell office:value-type="string">
            <text:p>124068191</text:p>
          </table:table-cell>
          <table:table-cell office:value-type="string">
            <text:p>135000</text:p>
          </table:table-cell>
          <table:table-cell office:value-type="string">
            <text:p>0.000350000</text:p>
          </table:table-cell>
          <table:table-cell office:value-type="string">
            <text:p>47.25</text:p>
          </table:table-cell>
          <table:table-cell table:number-columns-repeated="1018"/>
        </table:table-row>
        <table:table-row table:style-name="ro2">
          <table:table-cell office:value-type="string">
            <text:p>908256155</text:p>
          </table:table-cell>
          <table:table-cell office:value-type="string">
            <text:p>1250526040</text:p>
          </table:table-cell>
          <table:table-cell office:value-type="string">
            <text:p>124068191</text:p>
          </table:table-cell>
          <table:table-cell office:value-type="string">
            <text:p>15000</text:p>
          </table:table-cell>
          <table:table-cell office:value-type="string">
            <text:p>0.000350000</text:p>
          </table:table-cell>
          <table:table-cell office:value-type="string">
            <text:p>5.25</text:p>
          </table:table-cell>
          <table:table-cell table:number-columns-repeated="1018"/>
        </table:table-row>
        <table:table-row table:style-name="ro2">
          <table:table-cell office:value-type="string">
            <text:p>908256155</text:p>
          </table:table-cell>
          <table:table-cell office:value-type="string">
            <text:p>1250526041</text:p>
          </table:table-cell>
          <table:table-cell office:value-type="string">
            <text:p>124068191</text:p>
          </table:table-cell>
          <table:table-cell office:value-type="string">
            <text:p>105000</text:p>
          </table:table-cell>
          <table:table-cell office:value-type="string">
            <text:p>0.000350000</text:p>
          </table:table-cell>
          <table:table-cell office:value-type="string">
            <text:p>36.75</text:p>
          </table:table-cell>
          <table:table-cell table:number-columns-repeated="1018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12">02/12/2024</text:date>, <text:time>09:5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2-12T09:53:12.73</dc:date>
    <meta:generator>OpenOffice/4.1.14$Win32 OpenOffice.org_project/4114m1$Build-9811</meta:generator>
    <meta:editing-duration>PT26M13S</meta:editing-duration>
    <meta:editing-cycles>1</meta:editing-cycles>
    <meta:document-statistic meta:table-count="1" meta:cell-count="60" meta:object-count="0"/>
  </office:meta>
</office:document-meta>
</file>